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8" manifest:media-type=""/>
  <manifest:file-entry manifest:full-path="ObjectReplacements/Object 16" manifest:media-type=""/>
  <manifest:file-entry manifest:full-path="ObjectReplacements/Object 17" manifest:media-type=""/>
  <manifest:file-entry manifest:full-path="ObjectReplacements/Object 5" manifest:media-type=""/>
  <manifest:file-entry manifest:full-path="ObjectReplacements/Object 21" manifest:media-type=""/>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9" manifest:media-type=""/>
  <manifest:file-entry manifest:full-path="ObjectReplacements/Object 10" manifest:media-type=""/>
  <manifest:file-entry manifest:full-path="ObjectReplacements/Object 12" manifest:media-type=""/>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textarea-vertical-align="middle" draw:shadow="hidden" draw:shadow-offset-x="0.203cm" draw:shadow-offset-y="0.203cm" draw:ole-draw-aspect="1"/>
    </style:style>
    <style:style style:name="gr2" style:family="graphic" style:parent-style-name="standard">
      <style:graphic-properties draw:stroke="none" svg:stroke-color="#000000" draw:fill="solid" draw:fill-color="#ffffff" draw:opacity="70%" draw:textarea-horizontal-align="left" draw:auto-grow-height="true" draw:auto-grow-width="true" fo:min-height="0.475cm" fo:min-width="3.918cm"/>
    </style:style>
    <style:style style:name="gr3" style:family="graphic" style:parent-style-name="standard">
      <style:graphic-properties draw:stroke="solid" draw:stroke-dash="Fine_20_Dashed" svg:stroke-color="#000000" draw:fill="none" draw:fill-color="#729fcf" draw:opacity="50%" draw:opacity-name="" draw:textarea-horizontal-align="left" draw:auto-grow-height="true" draw:auto-grow-width="true" fo:min-height="0.712cm" fo:min-width="3.731cm"/>
    </style:style>
    <style:style style:name="gr4"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5" style:family="graphic" style:parent-style-name="objectwithoutfill">
      <style:graphic-properties svg:stroke-color="#00cc00" draw:marker-end="Arrow" draw:marker-end-width="0.3cm" draw:fill="none" draw:textarea-vertical-align="middle"/>
    </style:style>
    <style:style style:name="gr6" style:family="graphic" style:parent-style-name="objectwithoutfill">
      <style:graphic-properties svg:stroke-color="#3333ff"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118cm" fo:min-width="0.32cm"/>
    </style:style>
    <style:style style:name="gr8" style:family="graphic" style:parent-style-name="standard">
      <style:graphic-properties draw:stroke="none" svg:stroke-color="#000000" draw:fill="none" draw:fill-color="#ffffff" draw:textarea-horizontal-align="left" draw:auto-grow-height="true" draw:auto-grow-width="false" fo:min-height="0.864cm" fo:min-width="0cm"/>
    </style:style>
    <style:style style:name="gr9" style:family="graphic" style:parent-style-name="objectwithoutfill">
      <style:graphic-properties svg:stroke-color="#000000" draw:marker-end="Arrow" draw:marker-end-width="0.3cm" draw:fill="none" draw:textarea-vertical-align="middle"/>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0.13cm"/>
    </style:style>
    <style:style style:name="gr12" style:family="graphic" style:parent-style-name="Object_20_with_20_no_20_fill_20_and_20_no_20_line">
      <style:graphic-properties draw:textarea-vertical-align="middle" draw:ole-draw-aspect="1"/>
    </style:style>
    <style:style style:name="gr13" style:family="graphic" style:parent-style-name="objectwithoutfill">
      <style:graphic-properties svg:stroke-color="#ff3333" draw:marker-end="Arrow" draw:marker-end-width="0.3cm" draw:fill="none" draw:textarea-vertical-align="middle"/>
    </style:style>
    <style:style style:name="gr14" style:family="graphic" style:parent-style-name="objectwithoutfill">
      <style:graphic-properties svg:stroke-color="#ff00cc" draw:marker-end="Arrow" draw:marker-end-width="0.3cm" draw:fill="none" draw:textarea-vertical-align="middle"/>
    </style:style>
    <style:style style:name="gr15" style:family="graphic" style:parent-style-name="Object_20_with_20_no_20_fill_20_and_20_no_20_line">
      <style:graphic-properties draw:stroke="dash" draw:stroke-dash="Fine_20_Dashed" svg:stroke-color="#000000" draw:textarea-vertical-align="middle" draw:ole-draw-aspect="1"/>
    </style:style>
    <style:style style:name="gr16" style:family="graphic" style:parent-style-name="standard">
      <style:graphic-properties draw:stroke="dash" draw:stroke-dash="Ultrafine_20_2_20_Dots_20_3_20_Dashes" svg:stroke-width="0.035cm" svg:stroke-color="#000000" draw:marker-start-width="0.252cm" draw:marker-end-width="0.252cm" draw:fill="none" draw:fill-color="#ffffff" draw:textarea-horizontal-align="left" draw:auto-grow-height="true" draw:auto-grow-width="true" fo:min-height="2.134cm" fo:min-width="3.063cm" fo:padding-top="0.142cm" fo:padding-bottom="0.142cm" fo:padding-left="0.267cm" fo:padding-right="0.267cm"/>
    </style:style>
    <style:style style:name="gr17" style:family="graphic" style:parent-style-name="standard">
      <style:graphic-properties draw:stroke="none" svg:stroke-color="#000000" draw:fill="none" draw:fill-color="#ffffff" draw:textarea-horizontal-align="left" draw:auto-grow-height="true" draw:auto-grow-width="false" fo:min-height="1.928cm" fo:min-width="0cm"/>
    </style:style>
    <style:style style:name="gr18" style:family="graphic" style:parent-style-name="standard">
      <style:graphic-properties draw:stroke="solid" draw:stroke-dash="Ultrafine_20_2_20_Dots_20_3_20_Dashes" svg:stroke-width="0.053cm" svg:stroke-color="#000000" draw:marker-start-width="0.279cm" draw:marker-end-width="0.279cm" draw:fill="none" draw:fill-color="#ffffff" draw:textarea-horizontal-align="left" draw:auto-grow-height="true" draw:auto-grow-width="true" fo:min-height="1.423cm" fo:min-width="3.6cm" fo:padding-top="0.151cm" fo:padding-bottom="0.151cm" fo:padding-left="0.276cm" fo:padding-right="0.276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objectwithoutfill">
      <style:graphic-properties draw:stroke="dash" draw:stroke-dash="Fine_20_Dashed" svg:stroke-width="0.035cm" svg:stroke-color="#ff3333" draw:marker-start-width="0.252cm" draw:marker-end-width="0.252cm" draw:fill="none" draw:textarea-vertical-align="middle" fo:padding-top="0.142cm" fo:padding-bottom="0.142cm" fo:padding-left="0.267cm" fo:padding-right="0.267cm"/>
    </style:style>
    <style:style style:name="gr21" style:family="graphic" style:parent-style-name="objectwithoutfill">
      <style:graphic-properties svg:stroke-width="0.035cm" svg:stroke-color="#ff3333" draw:marker-start-width="0.252cm" draw:marker-end-width="0.252cm" draw:fill="none" draw:textarea-vertical-align="middle" fo:padding-top="0.142cm" fo:padding-bottom="0.142cm" fo:padding-left="0.267cm" fo:padding-right="0.267cm"/>
    </style:style>
    <style:style style:name="gr22" style:family="graphic" style:parent-style-name="objectwithoutfill">
      <style:graphic-properties draw:stroke="dash" draw:stroke-dash="Ultrafine_20_Dashed" draw:fill="none" draw:textarea-vertical-align="middle"/>
    </style:style>
    <style:style style:name="gr23" style:family="graphic" style:parent-style-name="objectwithoutfill">
      <style:graphic-properties draw:marker-start="Arrow" draw:marker-start-width="0.3cm" draw:marker-end="Arrow" draw:marker-end-width="0.3cm" draw:fill="none" draw:textarea-vertical-align="middle"/>
    </style:style>
    <style:style style:name="gr24" style:family="graphic" style:parent-style-name="objectwithoutfill">
      <style:graphic-properties draw:stroke="dash" draw:stroke-dash="Fine_20_Dashed" svg:stroke-width="0.106cm" svg:stroke-color="#ff3333" draw:marker-start-width="0.359cm" draw:marker-end="Arrow" draw:marker-end-width="0.459cm" draw:fill="none" draw:textarea-vertical-align="middle" fo:padding-top="0.178cm" fo:padding-bottom="0.178cm" fo:padding-left="0.303cm" fo:padding-right="0.303cm"/>
    </style:style>
    <style:style style:name="gr25" style:family="graphic" style:parent-style-name="objectwithoutfill">
      <style:graphic-properties draw:stroke="dash" draw:stroke-dash="Ultrafine_20_Dashed" svg:stroke-color="#6666ff" draw:fill="none" draw:textarea-vertical-align="middle"/>
    </style:style>
    <style:style style:name="gr26" style:family="graphic" style:parent-style-name="objectwithoutfill">
      <style:graphic-properties svg:stroke-color="#ff3333"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873cm"/>
    </style:style>
    <style:style style:name="gr28" style:family="graphic" style:parent-style-name="standard">
      <style:graphic-properties draw:stroke="none" svg:stroke-color="#000000" draw:stroke-linejoin="bevel" draw:fill="none" draw:fill-color="#ffffff" draw:textarea-horizontal-align="left" draw:auto-grow-height="true" draw:auto-grow-width="true" fo:min-height="0.712cm" fo:min-width="2.606cm"/>
    </style:style>
    <style:style style:name="gr29" style:family="graphic" style:parent-style-name="Object_20_with_20_no_20_fill_20_and_20_no_20_line">
      <style:graphic-properties draw:fill="solid" draw:fill-color="#ffffff" draw:opacity="50%" draw:opacity-name="" draw:textarea-vertical-align="middle" draw:ole-draw-aspect="1"/>
    </style:style>
    <style:style style:name="gr30" style:family="graphic" style:parent-style-name="standard">
      <style:graphic-properties draw:stroke="solid" svg:stroke-width="0.053cm" svg:stroke-color="#000000" draw:marker-start-width="0.28cm" draw:marker-end-width="0.28cm" draw:fill="none" draw:fill-color="#ffffff" draw:textarea-horizontal-align="left" draw:auto-grow-height="true" draw:auto-grow-width="false" fo:min-height="1.506cm" fo:min-width="0cm" fo:padding-top="0.152cm" fo:padding-bottom="0.152cm" fo:padding-left="0.277cm" fo:padding-right="0.277cm"/>
    </style:style>
    <style:style style:name="gr31" style:family="graphic" style:parent-style-name="standard">
      <style:graphic-properties svg:stroke-width="0.035cm" svg:stroke-color="#000000" draw:marker-start-width="0.252cm" draw:marker-end="Arrow" draw:marker-end-width="0.252cm" draw:textarea-vertical-align="middle" fo:padding-top="0.142cm" fo:padding-bottom="0.142cm" fo:padding-left="0.267cm" fo:padding-right="0.267cm"/>
    </style:style>
    <style:style style:name="gr32"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33" style:family="graphic" style:parent-style-name="standard">
      <style:graphic-properties svg:stroke-color="#ff3333" draw:fill-color="#ffffff" draw:textarea-horizontal-align="justify" draw:textarea-vertical-align="middle" draw:auto-grow-height="false" fo:min-height="0.004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6cm"/>
    </style:style>
    <style:style style:name="gr35" style:family="graphic" style:parent-style-name="standard">
      <style:graphic-properties draw:fill-color="#ffffff" draw:opacity="15%" draw:opacity-name="" draw:textarea-horizontal-align="justify" draw:textarea-vertical-align="middle" draw:auto-grow-height="false" fo:min-height="0.475cm" fo:min-width="1.573cm"/>
    </style:style>
    <style:style style:name="gr36" style:family="graphic" style:parent-style-name="objectwithoutfill">
      <style:graphic-properties svg:stroke-width="0.053cm" svg:stroke-color="#000000" draw:marker-start-width="0.279cm" draw:marker-end="Arrow" draw:marker-end-width="0.379cm" draw:fill="none" draw:textarea-vertical-align="middle" fo:padding-top="0.151cm" fo:padding-bottom="0.151cm" fo:padding-left="0.276cm" fo:padding-right="0.276cm"/>
    </style:style>
    <style:style style:name="gr37" style:family="graphic" style:parent-style-name="objectwithoutfill">
      <style:graphic-properties svg:stroke-color="#ff00cc" draw:marker-start="Arrow" draw:marker-end="" draw:marker-end-width="0.3cm" draw:fill="none" draw:textarea-vertical-align="middle"/>
    </style:style>
    <style:style style:name="gr38" style:family="graphic" style:parent-style-name="objectwithoutfill">
      <style:graphic-properties svg:stroke-color="#3333ff" draw:marker-start="Arrow" draw:marker-end="" draw:marker-end-width="0.3cm" draw:fill="none"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518cm"/>
    </style:style>
    <style:style style:name="gr40" style:family="graphic" style:parent-style-name="objectwithoutfill">
      <style:graphic-properties svg:stroke-width="0.028cm" svg:stroke-color="#000000" draw:marker-start="Small_20_Arrow" draw:marker-start-width="0.242cm" draw:marker-end="" draw:marker-end-width="0.342cm" draw:fill="none" draw:textarea-vertical-align="middle" fo:padding-top="0.139cm" fo:padding-bottom="0.139cm" fo:padding-left="0.264cm" fo:padding-right="0.264cm"/>
    </style:style>
    <style:style style:name="gr41" style:family="graphic" style:parent-style-name="objectwithoutfill">
      <style:graphic-properties svg:stroke-color="#ff00cc" draw:marker-start="" draw:marker-end="Arrow" draw:marker-end-width="0.3cm" draw:fill="none" draw:textarea-vertical-align="middle"/>
    </style:style>
    <style:style style:name="gr42" style:family="graphic" style:parent-style-name="objectwithoutfill">
      <style:graphic-properties svg:stroke-color="#3333ff" draw:marker-start="" draw:marker-end="Arrow" draw:marker-end-width="0.3cm" draw:fill="none"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false" fo:min-height="1.562cm" fo:min-width="0cm"/>
    </style:style>
    <style:style style:name="gr44" style:family="graphic" style:parent-style-name="Object_20_with_20_no_20_fill_20_and_20_no_20_line">
      <style:graphic-properties draw:stroke="dash" draw:stroke-dash="Ultrafine_20_Dashed" svg:stroke-color="#000000" draw:stroke-linejoin="round" draw:textarea-vertical-align="middle" draw:ole-draw-aspect="1"/>
    </style:style>
    <style:style style:name="gr45" style:family="graphic" style:parent-style-name="standard">
      <style:graphic-properties draw:stroke="none" svg:stroke-color="#000000" draw:fill="none" draw:fill-color="#ffffff" draw:textarea-horizontal-align="left" draw:auto-grow-height="true" draw:auto-grow-width="true" fo:min-height="0.475cm" fo:min-width="1.585cm"/>
    </style:style>
    <style:style style:name="gr46"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47" style:family="graphic" style:parent-style-name="objectwithoutfill">
      <style:graphic-properties draw:stroke="dash" draw:stroke-dash="Line_20_with_20_Fine_20_Dots" draw:marker-end="Short_20_line_20_Arrow" draw:marker-end-width="0.3cm" draw:fill="none" draw:textarea-vertical-align="middle"/>
    </style:style>
    <style:style style:name="gr48"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true" fo:min-height="1.423cm" fo:min-width="4.049cm" fo:padding-top="0.151cm" fo:padding-bottom="0.151cm" fo:padding-left="0.276cm" fo:padding-right="0.276cm"/>
    </style:style>
    <style:style style:name="gr49"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true" fo:min-height="0.712cm" fo:min-width="5.289cm" fo:padding-top="0.151cm" fo:padding-bottom="0.151cm" fo:padding-left="0.276cm" fo:padding-right="0.276cm"/>
    </style:style>
    <style:style style:name="gr50" style:family="graphic" style:parent-style-name="objectwithoutfill">
      <style:graphic-properties svg:stroke-color="#9933ff" draw:marker-end="Arrow" draw:marker-end-width="0.3cm" draw:fill="none" draw:textarea-vertical-align="middle"/>
    </style:style>
    <style:style style:name="gr51" style:family="graphic" style:parent-style-name="objectwithoutfill">
      <style:graphic-properties svg:stroke-width="0.106cm" draw:marker-start-width="0.358cm" draw:marker-end="Arrow" draw:marker-end-width="0.458cm" draw:fill="none" draw:textarea-vertical-align="middle" fo:padding-top="0.177cm" fo:padding-bottom="0.177cm" fo:padding-left="0.302cm" fo:padding-right="0.302cm"/>
    </style:style>
    <style:style style:name="gr52" style:family="graphic" style:parent-style-name="objectwithoutfill">
      <style:graphic-properties svg:stroke-color="#009900" draw:marker-end="Arrow" draw:marker-end-width="0.3cm" draw:fill="none"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true" fo:min-height="0.556cm" fo:min-width="2.322cm"/>
    </style:style>
    <style:style style:name="gr54" style:family="graphic" style:parent-style-name="objectwithoutfill">
      <style:graphic-properties draw:marker-end="Arrow" draw:marker-end-width="0.3cm" draw:fill="none" draw:textarea-vertical-align="middle" draw:start-line-spacing-horizontal="0.406cm" draw:start-line-spacing-vertical="1.118cm" draw:end-line-spacing-horizontal="0cm" draw:end-line-spacing-vertical="0.914cm"/>
    </style:style>
    <style:style style:name="gr55" style:family="graphic" style:parent-style-name="objectwithoutfill">
      <style:graphic-properties draw:marker-end="" draw:marker-end-width="0.3cm" draw:fill="none" draw:textarea-vertical-align="middle"/>
    </style:style>
    <style:style style:name="gr56" style:family="graphic" style:parent-style-name="objectwithoutfill">
      <style:graphic-properties draw:stroke="dash" draw:stroke-dash="Fine_20_Dashed" draw:marker-start="" draw:marker-end="Triangle_20_unfilled" draw:marker-end-width="0.3cm" draw:fill="none" draw:textarea-vertical-align="middle"/>
    </style:style>
    <style:style style:name="gr57"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color="#000000"/>
    </style:style>
    <style:style style:name="P4" style:family="paragraph">
      <style:text-properties fo:font-style="normal" fo:font-weight="bold" style:font-style-asian="normal" style:font-weight-asian="bold" style:font-style-complex="normal" style:font-weight-complex="bold"/>
    </style:style>
    <style:style style:name="P5" style:family="paragraph">
      <style:text-properties fo:font-weight="bold" style:font-weight-asian="bold" style:font-weight-complex="bold"/>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font-size="11pt" style:font-size-asian="11pt" style:font-size-complex="11pt"/>
    </style:style>
    <style:style style:name="P8" style:family="paragraph">
      <style:paragraph-properties fo:text-align="center"/>
      <style:text-properties fo:font-weight="bold" style:font-weight-asian="bold" style:font-weight-complex="bold"/>
    </style:style>
    <style:style style:name="P9" style:family="paragraph">
      <style:text-properties fo:font-size="14pt" style:font-size-asian="14pt" style:font-size-complex="14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color="#ff3333"/>
    </style:style>
    <style:style style:name="T4" style:family="text">
      <style:text-properties fo:color="#ff00cc"/>
    </style:style>
    <style:style style:name="T5" style:family="text">
      <style:text-properties style:text-position="-33% 58%"/>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style:text-position="sub 58%" fo:font-size="12pt" style:font-size-asian="12pt" style:font-size-complex="12pt"/>
    </style:style>
    <style:style style:name="T10" style:family="text">
      <style:text-properties fo:color="#000000" fo:font-size="12pt" style:font-size-asian="12pt" style:font-size-complex="12pt"/>
    </style:style>
    <style:style style:name="T11" style:family="text">
      <style:text-properties fo:color="#000000" style:text-position="-33% 58%" fo:font-size="12pt" style:font-size-asian="12pt" style:font-size-complex="12pt"/>
    </style:style>
    <style:style style:name="T12" style:family="text">
      <style:text-properties fo:color="#ff00cc" fo:font-size="12pt" fo:font-weight="bold" style:font-size-asian="12pt" style:font-weight-asian="bold" style:font-size-complex="12pt" style:font-weight-complex="bold"/>
    </style:style>
    <style:style style:name="T13" style:family="text">
      <style:text-properties fo:color="#3333ff" fo:font-size="12pt" fo:font-weight="bold" style:font-size-asian="12pt" style:font-weight-asian="bold" style:font-size-complex="12pt" style:font-weight-complex="bold"/>
    </style:style>
    <style:style style:name="T14" style:family="text">
      <style:text-properties fo:color="#000000" fo:font-size="11pt" fo:font-weight="normal" style:font-size-asian="11pt" style:font-weight-asian="normal" style:font-size-complex="11pt" style:font-weight-complex="normal"/>
    </style:style>
    <style:style style:name="T15" style:family="text">
      <style:text-properties fo:font-size="11pt" style:font-size-asian="11pt" style:font-size-complex="11pt"/>
    </style:style>
    <style:style style:name="T16" style:family="text">
      <style:text-properties fo:color="#3333ff" style:font-name="Liberation Sans3" fo:font-weight="bold" style:font-weight-asian="bold" style:font-weight-complex="bold"/>
    </style:style>
    <style:style style:name="T17" style:family="text">
      <style:text-properties style:font-name="Liberation Sans" fo:font-weight="normal" style:font-name-asian="Liberation Sans3" style:font-weight-asian="normal" style:font-name-complex="Liberation Sans3" style:font-weight-complex="normal"/>
    </style:style>
    <style:style style:name="T18"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3.944cm" svg:height="1.065cm" svg:x="20.982cm" svg:y="7.033cm">
            <text:p/>
            <draw:object xlink:href="./Object 1" xlink:type="simple" xlink:show="embed" xlink:actuate="onLoad"/>
            <draw:image xlink:href="./ObjectReplacements/Object 1" xlink:type="simple" xlink:show="embed" xlink:actuate="onLoad"/>
          </draw:frame>
          <draw:frame draw:style-name="gr1" draw:text-style-name="P1" draw:layer="layout" svg:width="6.35cm" svg:height="2.342cm" svg:x="20.982cm" svg:y="8.607cm">
            <text:p/>
            <draw:object xlink:href="./Object 2" xlink:type="simple" xlink:show="embed" xlink:actuate="onLoad"/>
            <draw:image xlink:href="./ObjectReplacements/Object 2" xlink:type="simple" xlink:show="embed" xlink:actuate="onLoad"/>
          </draw:frame>
          <draw:frame draw:style-name="gr1" draw:text-style-name="P1" draw:layer="layout" svg:width="5.669cm" svg:height="2.112cm" svg:x="20.982cm" svg:y="11.504cm">
            <text:p/>
            <draw:object xlink:href="./Object 3" xlink:type="simple" xlink:show="embed" xlink:actuate="onLoad"/>
            <draw:image xlink:href="./ObjectReplacements/Object 3" xlink:type="simple" xlink:show="embed" xlink:actuate="onLoad"/>
          </draw:frame>
        </draw:g>
        <draw:frame draw:style-name="gr2" draw:text-style-name="P2" draw:layer="layout" svg:width="4.418cm" svg:height="0.725cm" svg:x="16.096cm" svg:y="3.127cm">
          <draw:text-box>
            <text:p><text:span text:style-name="T1">Compensate</text:span><text:span text:style-name="T2"> B by E</text:span></text:p>
          </draw:text-box>
        </draw:frame>
        <draw:frame draw:style-name="gr3" draw:text-style-name="P3" xml:id="id1" draw:id="id1" draw:layer="layout" svg:width="4.231cm" svg:height="0.962cm" svg:x="1.02cm" svg:y="1.475cm">
          <draw:text-box>
            <text:p><text:span text:style-name="T3">Misali</text:span><text:span text:style-name="T4">gnment</text:span></text:p>
          </draw:text-box>
        </draw:frame>
        <draw:connector draw:style-name="gr4" draw:text-style-name="P1" draw:layer="layout" svg:x1="3.135cm" svg:y1="2.437cm" svg:x2="4.813cm" svg:y2="4.345cm" draw:start-shape="id1" draw:start-glue-point="2" draw:end-shape="id2" svg:d="M3135 2437v1908h1678" svg:viewBox="0 0 1679 1909">
          <text:p/>
        </draw:connector>
        <draw:g>
          <draw:g>
            <draw:g>
              <draw:line draw:style-name="gr5" draw:text-style-name="P1" draw:layer="layout" svg:x1="18.962cm" svg:y1="4.176cm" svg:x2="18.962cm" svg:y2="2.182cm">
                <text:p/>
              </draw:line>
              <draw:g>
                <draw:line draw:style-name="gr5" draw:text-style-name="P1" draw:layer="layout" svg:x1="18.461cm" svg:y1="5.593cm" svg:x2="17.177cm" svg:y2="7.361cm">
                  <text:p/>
                </draw:line>
                <draw:g>
                  <draw:g>
                    <draw:line draw:style-name="gr6" draw:text-style-name="P1" draw:layer="layout" svg:x1="21.056cm" svg:y1="1.843cm" svg:x2="21.056cm" svg:y2="4.505cm">
                      <text:p/>
                    </draw:line>
                    <draw:line draw:style-name="gr5" draw:text-style-name="P1" draw:layer="layout" svg:x1="21.082cm" svg:y1="4.501cm" svg:x2="19.841cm" svg:y2="6.209cm">
                      <text:p/>
                    </draw:line>
                    <draw:frame draw:style-name="gr7" draw:layer="layout" svg:width="1.296cm" svg:height="1.368cm" svg:x="21.056cm" svg:y="1.76cm">
                      <draw:text-box>
                        <text:p>B<text:span text:style-name="T5">0</text:span></text:p>
                      </draw:text-box>
                    </draw:frame>
                    <draw:frame draw:style-name="gr8" draw:layer="layout" svg:width="1.241cm" svg:height="1.114cm" svg:x="20.857cm" svg:y="5.076cm">
                      <draw:text-box>
                        <text:p>E<text:span text:style-name="T5">0</text:span></text:p>
                      </draw:text-box>
                    </draw:frame>
                    <draw:g>
                      <draw:line draw:style-name="gr9" draw:text-style-name="P1" draw:layer="layout" svg:x1="21.056cm" svg:y1="4.605cm" svg:x2="24.631cm" svg:y2="5.175cm">
                        <text:p/>
                      </draw:line>
                      <draw:path draw:style-name="gr10" draw:text-style-name="P1" draw:layer="layout" svg:width="15.075cm" svg:height="8.454cm" draw:transform="skewX (0.767421272101907) rotate (0.911934534167037) translate (15.494cm 7.54999999999999cm)" svg:viewBox="0 0 15076 8455" svg:d="M0 0c8144 1 15076 8455 15076 8455">
                        <text:p/>
                      </draw:path>
                      <draw:frame draw:style-name="gr11" draw:layer="layout" svg:width="0.678cm" svg:height="0.962cm" svg:x="23.638cm" svg:y="4.318cm">
                        <draw:text-box>
                          <text:p>β</text:p>
                        </draw:text-box>
                      </draw:frame>
                    </draw:g>
                  </draw:g>
                  <draw:line draw:style-name="gr6" draw:text-style-name="P1" draw:layer="layout" svg:x1="17.438cm" svg:y1="2.436cm" svg:x2="17.438cm" svg:y2="4.722cm">
                    <text:p/>
                  </draw:line>
                  <draw:frame draw:style-name="gr12" draw:text-style-name="P1" draw:layer="layout" svg:width="1.681cm" svg:height="1.016cm" svg:x="16.773cm" svg:y="1.274cm">
                    <text:p/>
                    <draw:object xlink:href="./Object 4" xlink:type="simple" xlink:show="embed" xlink:actuate="onLoad"/>
                    <draw:image xlink:href="./ObjectReplacements/Object 4" xlink:type="simple" xlink:show="embed" xlink:actuate="onLoad"/>
                  </draw:frame>
                  <draw:frame draw:style-name="gr12" draw:text-style-name="P1" draw:layer="layout" svg:width="1.612cm" svg:height="1.02cm" svg:x="18.454cm" svg:y="1.27cm">
                    <text:p/>
                    <draw:object xlink:href="./Object 5" xlink:type="simple" xlink:show="embed" xlink:actuate="onLoad"/>
                    <draw:image xlink:href="./ObjectReplacements/Object 5" xlink:type="simple" xlink:show="embed" xlink:actuate="onLoad"/>
                  </draw:frame>
                  <draw:line draw:style-name="gr6" draw:text-style-name="P1" draw:layer="layout" svg:x1="17.939cm" svg:y1="7.619cm" svg:x2="19.223cm" svg:y2="5.851cm">
                    <text:p/>
                  </draw:line>
                  <draw:frame draw:style-name="gr12" draw:text-style-name="P1" draw:layer="layout" svg:width="1.612cm" svg:height="1.092cm" svg:x="18.112cm" svg:y="7.116cm">
                    <text:p/>
                    <draw:object xlink:href="./Object 6" xlink:type="simple" xlink:show="embed" xlink:actuate="onLoad"/>
                    <draw:image xlink:href="./ObjectReplacements/Object 6" xlink:type="simple" xlink:show="embed" xlink:actuate="onLoad"/>
                  </draw:frame>
                  <draw:frame draw:style-name="gr12" draw:text-style-name="P1" draw:layer="layout" svg:width="1.612cm" svg:height="1.016cm" svg:x="15.914cm" svg:y="7.112cm">
                    <text:p/>
                    <draw:object xlink:href="./Object 7" xlink:type="simple" xlink:show="embed" xlink:actuate="onLoad"/>
                    <draw:image xlink:href="./ObjectReplacements/Object 7" xlink:type="simple" xlink:show="embed" xlink:actuate="onLoad"/>
                  </draw:frame>
                </draw:g>
              </draw:g>
            </draw:g>
            <draw:g>
              <draw:line draw:style-name="gr13" draw:text-style-name="P1" draw:layer="layout" svg:x1="19.841cm" svg:y1="6.125cm" svg:x2="19.841cm" svg:y2="5.08cm">
                <text:p/>
              </draw:line>
              <draw:line draw:style-name="gr13" draw:text-style-name="P1" draw:layer="layout" svg:x1="18.962cm" svg:y1="2.256cm" svg:x2="19.679cm" svg:y2="1.27cm">
                <text:p/>
              </draw:line>
            </draw:g>
            <draw:g>
              <draw:line draw:style-name="gr14" draw:text-style-name="P1" draw:layer="layout" svg:x1="21.056cm" svg:y1="4.568cm" svg:x2="21.791cm" svg:y2="3.556cm">
                <text:p/>
              </draw:line>
              <draw:line draw:style-name="gr14" draw:text-style-name="P1" draw:layer="layout" svg:x1="17.438cm" svg:y1="4.723cm" svg:x2="18.173cm" svg:y2="3.711cm">
                <text:p/>
              </draw:line>
            </draw:g>
          </draw:g>
          <draw:line draw:style-name="gr13" draw:text-style-name="P1" draw:layer="layout" svg:x1="17.177cm" svg:y1="7.361cm" svg:x2="17.177cm" svg:y2="6.096cm">
            <text:p/>
          </draw:line>
          <draw:line draw:style-name="gr14" draw:text-style-name="P1" draw:layer="layout" svg:x1="19.136cm" svg:y1="5.958cm" svg:x2="19.136cm" svg:y2="4.919cm">
            <text:p/>
          </draw:line>
        </draw:g>
        <draw:frame draw:style-name="gr15" draw:text-style-name="P1" xml:id="id5" draw:id="id5" draw:layer="layout" svg:width="3.907cm" svg:height="1.092cm" svg:x="9.871cm" svg:y="8.968cm">
          <text:p/>
          <draw:object xlink:href="./Object 11" xlink:type="simple" xlink:show="embed" xlink:actuate="onLoad"/>
          <draw:image xlink:href="./ObjectReplacements/Object 11" xlink:type="simple" xlink:show="embed" xlink:actuate="onLoad"/>
        </draw:frame>
        <draw:frame draw:style-name="gr16" draw:text-style-name="P1" xml:id="id2" draw:id="id2" draw:layer="layout" svg:width="3.597cm" svg:height="2.418cm" svg:x="4.813cm" svg:y="3.136cm">
          <draw:text-box>
            <text:p text:style-name="P1">Non-zero </text:p>
            <text:p text:style-name="P1"><text:span text:style-name="T3">MDM</text:span> </text:p>
            <text:p text:style-name="P1">precession</text:p>
          </draw:text-box>
        </draw:frame>
        <draw:frame draw:style-name="gr17" draw:text-style-name="P2" draw:layer="layout" svg:width="3.448cm" svg:height="2.178cm" svg:x="6.584cm" svg:y="0.87cm">
          <draw:text-box>
            <text:p><text:span text:style-name="T2">Principally unfixable in a deuteron ring (Lorentz force)</text:span></text:p>
          </draw:text-box>
        </draw:frame>
        <draw:frame draw:style-name="gr18" draw:text-style-name="P1" xml:id="id6" draw:id="id6" draw:layer="layout" svg:width="4.152cm" svg:height="1.725cm" svg:x="9.744cm" svg:y="6.398cm">
          <draw:text-box>
            <text:p text:style-name="P1">CW/CCW </text:p>
            <text:p text:style-name="P1"><text:span text:style-name="T6">comparison</text:span></text:p>
          </draw:text-box>
        </draw:frame>
        <draw:frame draw:style-name="gr12" draw:text-style-name="P1" draw:layer="layout" svg:width="7.885cm" svg:height="2.108cm" svg:x="0.806cm" svg:y="6.306cm">
          <text:p/>
          <draw:object xlink:href="./Object 8" xlink:type="simple" xlink:show="embed" xlink:actuate="onLoad"/>
          <draw:image xlink:href="./ObjectReplacements/Object 8" xlink:type="simple" xlink:show="embed" xlink:actuate="onLoad"/>
        </draw:frame>
        <draw:g>
          <draw:line draw:style-name="gr13" draw:text-style-name="P1" draw:layer="layout" svg:x1="2.644cm" svg:y1="12.27cm" svg:x2="6.2cm" svg:y2="12.27cm">
            <text:p/>
          </draw:line>
          <draw:g>
            <draw:line draw:style-name="gr19" draw:text-style-name="P1" draw:layer="layout" svg:x1="0.76cm" svg:y1="11.867cm" svg:x2="8.384cm" svg:y2="11.867cm">
              <text:p/>
            </draw:line>
            <draw:path draw:style-name="gr10" draw:text-style-name="P1" draw:layer="layout" svg:width="6.57cm" svg:height="3.759cm" draw:transform="skewX (0.0270526034059121) rotate (0.302989158146216) translate (0.41009086979468cm 10.2167035741795cm)" svg:viewBox="0 0 6571 3760" svg:d="M0 1660c2908-1 3953-2984 4535-950 583 2034 2036 3050 2036 3050">
              <text:p/>
            </draw:path>
            <draw:line draw:style-name="gr20" draw:text-style-name="P1" xml:id="id4" draw:id="id4" draw:layer="layout" svg:x1="2.618cm" svg:y1="8.692cm" svg:x2="2.618cm" svg:y2="11.867cm">
              <text:p/>
            </draw:line>
            <draw:path draw:style-name="gr21" draw:text-style-name="P1" draw:layer="layout" svg:width="4.061cm" svg:height="2.883cm" draw:transform="skewX (-0.0757472895365539) rotate (-0.152192710773906) translate (0.626669293507188cm 9.00635690778697cm)" svg:viewBox="0 0 4062 2884" svg:d="M0 2884c1194 0 1791-3080 2030-2874s717 2464 1075 2258c358-204 957 2 957 2">
              <text:p/>
            </draw:path>
            <draw:frame draw:style-name="gr12" draw:text-style-name="P1" draw:layer="layout" svg:width="2.12cm" svg:height="0.838cm" svg:x="8.04cm" svg:y="11.918cm">
              <text:p/>
              <draw:object xlink:href="./Object 9" xlink:type="simple" xlink:show="embed" xlink:actuate="onLoad"/>
              <draw:image xlink:href="./ObjectReplacements/Object 9" xlink:type="simple" xlink:show="embed" xlink:actuate="onLoad"/>
            </draw:frame>
            <draw:frame draw:style-name="gr12" draw:text-style-name="P1" draw:layer="layout" svg:width="2.12cm" svg:height="1.092cm" svg:x="5.842cm" svg:y="12.248cm">
              <text:p/>
              <draw:object xlink:href="./Object 10" xlink:type="simple" xlink:show="embed" xlink:actuate="onLoad"/>
              <draw:image xlink:href="./ObjectReplacements/Object 10" xlink:type="simple" xlink:show="embed" xlink:actuate="onLoad"/>
            </draw:frame>
            <draw:line draw:style-name="gr22" draw:text-style-name="P1" xml:id="id3" draw:id="id3" draw:layer="layout" svg:x1="4.316cm" svg:y1="8.746cm" svg:x2="4.316cm" svg:y2="11.867cm">
              <text:p/>
            </draw:line>
            <draw:connector draw:style-name="gr23" draw:text-style-name="P1" draw:layer="layout" draw:type="line" svg:x1="4.316cm" svg:y1="10.306cm" svg:x2="2.618cm" svg:y2="10.279cm" draw:start-shape="id3" draw:start-glue-point="1" draw:end-shape="id4" draw:end-glue-point="1" svg:d="M4316 10306l-1698-27" svg:viewBox="0 0 1699 28">
              <text:p/>
            </draw:connector>
          </draw:g>
        </draw:g>
        <draw:connector draw:style-name="gr24" draw:text-style-name="P1" draw:layer="layout" svg:x1="3.322cm" svg:y1="10.907cm" svg:x2="9.871cm" svg:y2="9.514cm" draw:end-shape="id5" draw:end-glue-point="3" svg:d="M3322 10907h3024v-1393h3525" svg:viewBox="0 0 6550 1394">
          <text:p/>
        </draw:connector>
        <draw:g>
          <draw:line draw:style-name="gr25" draw:text-style-name="P1" draw:layer="layout" svg:x1="11.838cm" svg:y1="18.88cm" svg:x2="15.902cm" svg:y2="16.34cm">
            <text:p/>
          </draw:line>
          <draw:g>
            <draw:g>
              <draw:line draw:style-name="gr26" draw:text-style-name="P1" draw:layer="layout" svg:x1="12.117cm" svg:y1="18.478cm" svg:x2="12.117cm" svg:y2="18.732cm">
                <text:p/>
              </draw:line>
              <draw:line draw:style-name="gr26" draw:text-style-name="P1" draw:layer="layout" svg:x1="11.932cm" svg:y1="18.606cm" svg:x2="12.288cm" svg:y2="18.606cm">
                <text:p/>
              </draw:line>
            </draw:g>
            <draw:g>
              <draw:line draw:style-name="gr26" draw:text-style-name="P1" draw:layer="layout" svg:x1="13.017cm" svg:y1="18.078cm" svg:x2="13.017cm" svg:y2="18.332cm">
                <text:p/>
              </draw:line>
              <draw:line draw:style-name="gr26" draw:text-style-name="P1" draw:layer="layout" svg:x1="12.832cm" svg:y1="18.206cm" svg:x2="13.188cm" svg:y2="18.206cm">
                <text:p/>
              </draw:line>
            </draw:g>
            <draw:g>
              <draw:line draw:style-name="gr26" draw:text-style-name="P1" draw:layer="layout" svg:x1="13.717cm" svg:y1="17.678cm" svg:x2="13.717cm" svg:y2="17.932cm">
                <text:p/>
              </draw:line>
              <draw:line draw:style-name="gr26" draw:text-style-name="P1" draw:layer="layout" svg:x1="13.532cm" svg:y1="17.806cm" svg:x2="13.888cm" svg:y2="17.806cm">
                <text:p/>
              </draw:line>
            </draw:g>
            <draw:g>
              <draw:line draw:style-name="gr26" draw:text-style-name="P1" draw:layer="layout" svg:x1="14.117cm" svg:y1="17.078cm" svg:x2="14.117cm" svg:y2="17.332cm">
                <text:p/>
              </draw:line>
              <draw:line draw:style-name="gr26" draw:text-style-name="P1" draw:layer="layout" svg:x1="13.932cm" svg:y1="17.206cm" svg:x2="14.288cm" svg:y2="17.206cm">
                <text:p/>
              </draw:line>
            </draw:g>
            <draw:g>
              <draw:line draw:style-name="gr26" draw:text-style-name="P1" draw:layer="layout" svg:x1="14.817cm" svg:y1="16.878cm" svg:x2="14.817cm" svg:y2="17.132cm">
                <text:p/>
              </draw:line>
              <draw:line draw:style-name="gr26" draw:text-style-name="P1" draw:layer="layout" svg:x1="14.632cm" svg:y1="17.006cm" svg:x2="14.988cm" svg:y2="17.006cm">
                <text:p/>
              </draw:line>
            </draw:g>
            <draw:g>
              <draw:line draw:style-name="gr26" draw:text-style-name="P1" draw:layer="layout" svg:x1="15.617cm" svg:y1="16.478cm" svg:x2="15.617cm" svg:y2="16.732cm">
                <text:p/>
              </draw:line>
              <draw:line draw:style-name="gr26" draw:text-style-name="P1" draw:layer="layout" svg:x1="15.432cm" svg:y1="16.606cm" svg:x2="15.788cm" svg:y2="16.606cm">
                <text:p/>
              </draw:line>
            </draw:g>
          </draw:g>
        </draw:g>
        <draw:g>
          <draw:line draw:style-name="gr10" draw:text-style-name="P1" draw:layer="layout" svg:x1="11.33cm" svg:y1="19.388cm" svg:x2="16.918cm" svg:y2="19.388cm">
            <text:p/>
          </draw:line>
          <draw:frame draw:style-name="gr12" draw:text-style-name="P1" draw:layer="layout" svg:width="1.08cm" svg:height="1.041cm" svg:x="16.664cm" svg:y="19.388cm">
            <text:p/>
            <draw:object xlink:href="./Object 12" xlink:type="simple" xlink:show="embed" xlink:actuate="onLoad"/>
            <draw:image xlink:href="./ObjectReplacements/Object 12" xlink:type="simple" xlink:show="embed" xlink:actuate="onLoad"/>
          </draw:frame>
          <draw:frame draw:style-name="gr27" draw:text-style-name="P4" draw:layer="layout" svg:width="2.373cm" svg:height="0.962cm" svg:x="12.884cm" svg:y="19.31cm">
            <draw:text-box>
              <text:p><text:span text:style-name="T7">adjust</text:span></text:p>
            </draw:text-box>
          </draw:frame>
        </draw:g>
        <draw:frame draw:style-name="gr12" draw:text-style-name="P1" xml:id="id16" draw:id="id16" draw:layer="layout" svg:width="2.273cm" svg:height="0.895cm" svg:x="10.36cm" svg:y="14.391cm">
          <text:p/>
          <draw:object xlink:href="./Object 13" xlink:type="simple" xlink:show="embed" xlink:actuate="onLoad"/>
          <draw:image xlink:href="./ObjectReplacements/Object 13" xlink:type="simple" xlink:show="embed" xlink:actuate="onLoad"/>
        </draw:frame>
        <draw:line draw:style-name="gr10" draw:text-style-name="P1" draw:layer="layout" svg:x1="11.33cm" svg:y1="15.386cm" svg:x2="11.33cm" svg:y2="19.388cm">
          <text:p/>
        </draw:line>
        <draw:frame draw:style-name="gr28" draw:text-style-name="P5" draw:layer="layout" svg:width="3.106cm" svg:height="0.962cm" draw:transform="rotate (1.5707963267949) translate (10.46cm 18.752cm)">
          <draw:text-box>
            <text:p><text:span text:style-name="T6">measure</text:span></text:p>
          </draw:text-box>
        </draw:frame>
        <draw:frame draw:style-name="gr29" draw:text-style-name="P1" draw:layer="layout" svg:width="1.37cm" svg:height="0.707cm" svg:x="2.946cm" svg:y="9.514cm">
          <text:p/>
          <draw:object xlink:href="./Object 15" xlink:type="simple" xlink:show="embed" xlink:actuate="onLoad"/>
          <draw:image xlink:href="./ObjectReplacements/Object 15" xlink:type="simple" xlink:show="embed" xlink:actuate="onLoad"/>
        </draw:frame>
        <draw:frame draw:style-name="gr30" draw:text-style-name="P1" xml:id="id7" draw:id="id7" draw:layer="layout" svg:width="4.447cm" svg:height="1.81cm" svg:x="11.509cm" svg:y="1.192cm">
          <draw:text-box>
            <text:p text:style-name="P1"><text:span text:style-name="T6">Frequency</text:span></text:p>
            <text:p text:style-name="P1"><text:span text:style-name="T8">measurement</text:span></text:p>
          </draw:text-box>
        </draw:frame>
        <draw:connector draw:style-name="gr31" draw:text-style-name="P1" draw:layer="layout" svg:x1="8.41cm" svg:y1="4.345cm" svg:x2="11.82cm" svg:y2="6.398cm" draw:start-shape="id2" draw:start-glue-point="1" draw:end-shape="id6" draw:end-glue-point="0" svg:d="M8410 4345h3410v2053" svg:viewBox="0 0 3411 2054">
          <text:p/>
        </draw:connector>
        <draw:connector draw:style-name="gr31" draw:text-style-name="P1" draw:layer="layout" svg:x1="8.41cm" svg:y1="4.345cm" svg:x2="11.509cm" svg:y2="2.097cm" draw:start-shape="id2" draw:start-glue-point="1" draw:end-shape="id7" draw:end-glue-point="3" svg:d="M8410 4345h1545v-2248h1554" svg:viewBox="0 0 3100 2249">
          <text:p/>
        </draw:connector>
        <draw:connector draw:style-name="gr32" draw:text-style-name="P1" draw:layer="layout" svg:x1="14.878cm" svg:y1="13.581cm" svg:x2="14.478cm" svg:y2="11.884cm" draw:start-shape="id8" draw:start-glue-point="3" draw:end-shape="id9" draw:end-glue-point="2" svg:d="M14878 13581h-400v-1697" svg:viewBox="0 0 401 1698">
          <text:p/>
        </draw:connector>
        <draw:g>
          <draw:path draw:style-name="gr10" draw:text-style-name="P1" draw:layer="layout" svg:width="0.386cm" svg:height="0.288cm" draw:transform="skewX (0.0022689280275926) rotate (-0.469493568786475) translate (19.9314097305679cm 17.5547496809649cm)" svg:viewBox="0 0 387 289" svg:d="M0 8c116-24 291 1 328 140l39 103 20 38">
            <text:p/>
          </draw:path>
          <draw:custom-shape draw:style-name="gr33" draw:text-style-name="P1" draw:layer="layout" svg:width="0.254cm" svg:height="0.254cm" draw:transform="rotate (-0.558505360638186) translate (20.48cm 16.81cm)">
            <text:p/>
            <draw:enhanced-geometry svg:viewBox="0 0 21600 21600" draw:type="rectangle" draw:enhanced-path="M 0 0 L 21600 0 21600 21600 0 21600 0 0 Z N"/>
          </draw:custom-shape>
          <draw:g>
            <draw:g>
              <draw:g>
                <draw:frame draw:style-name="gr34" draw:layer="layout" svg:width="1.56cm" svg:height="0.962cm" svg:x="20.005cm" svg:y="14.615cm">
                  <draw:text-box>
                    <text:p>CW</text:p>
                  </draw:text-box>
                </draw:frame>
                <draw:g>
                  <draw:line draw:style-name="gr10" draw:text-style-name="P1" xml:id="id13" draw:id="id13" draw:layer="layout" svg:x1="22.105cm" svg:y1="16.57cm" svg:x2="19.57cm" svg:y2="16.57cm">
                    <text:p/>
                  </draw:line>
                  <draw:line draw:style-name="gr10" draw:text-style-name="P1" xml:id="id12" draw:id="id12" draw:layer="layout" svg:x1="20.597cm" svg:y1="15.251cm" svg:x2="20.597cm" svg:y2="17.938cm">
                    <text:p/>
                  </draw:line>
                  <draw:custom-shape draw:style-name="gr35" draw:text-style-name="P1" xml:id="id10" draw:id="id10" draw:layer="layout" svg:width="2.073cm" svg:height="0.725cm" draw:transform="rotate (-0.561821486216975) translate (19.973cm 15.628cm)">
                    <text:p/>
                    <draw:enhanced-geometry svg:viewBox="0 0 21600 21600" draw:type="rectangle" draw:enhanced-path="M 0 0 L 21600 0 21600 21600 0 21600 0 0 Z N"/>
                  </draw:custom-shape>
                  <draw:connector draw:style-name="gr36" draw:text-style-name="P1" xml:id="id11" draw:id="id11" draw:layer="layout" draw:type="line" svg:x1="20.464cm" svg:y1="16.793cm" svg:x2="19.57cm" svg:y2="17.938cm" draw:start-shape="id10" draw:start-glue-point="2" svg:d="M20464 16793l-894 1145" svg:viewBox="0 0 895 1146">
                    <text:p/>
                  </draw:connector>
                  <draw:connector draw:style-name="gr37" draw:text-style-name="P1" draw:layer="layout" draw:type="line" svg:x1="19.57cm" svg:y1="17.938cm" svg:x2="20.597cm" svg:y2="17.938cm" draw:start-shape="id11" draw:start-glue-point="3" draw:end-shape="id12" draw:end-glue-point="2" svg:d="M19570 17938h1027" svg:viewBox="0 0 1028 1">
                    <text:p/>
                  </draw:connector>
                  <draw:connector draw:style-name="gr38" draw:text-style-name="P1" draw:layer="layout" draw:type="line" svg:x1="19.57cm" svg:y1="17.938cm" svg:x2="19.57cm" svg:y2="16.57cm" draw:start-shape="id11" draw:start-glue-point="3" draw:end-shape="id13" draw:end-glue-point="3" svg:d="M19570 17938v-1368" svg:viewBox="0 0 1 1369">
                    <text:p/>
                  </draw:connector>
                </draw:g>
              </draw:g>
              <draw:g>
                <draw:line draw:style-name="gr10" draw:text-style-name="P1" draw:layer="layout" svg:x1="26.148cm" svg:y1="16.57cm" svg:x2="23.613cm" svg:y2="16.57cm">
                  <text:p/>
                </draw:line>
                <draw:line draw:style-name="gr10" draw:text-style-name="P1" draw:layer="layout" svg:x1="24.64cm" svg:y1="15.251cm" svg:x2="24.64cm" svg:y2="17.938cm">
                  <text:p/>
                </draw:line>
                <draw:g>
                  <draw:frame draw:style-name="gr39" draw:layer="layout" svg:width="2.018cm" svg:height="0.962cm" svg:x="23.912cm" svg:y="14.615cm">
                    <draw:text-box>
                      <text:p>CCW</text:p>
                    </draw:text-box>
                  </draw:frame>
                  <draw:custom-shape draw:style-name="gr35" draw:text-style-name="P1" xml:id="id14" draw:id="id14" draw:layer="layout" svg:width="2.073cm" svg:height="0.725cm" draw:transform="rotate (-0.561821486216975) translate (24.116cm 15.628cm)">
                    <text:p/>
                    <draw:enhanced-geometry svg:viewBox="0 0 21600 21600" draw:type="rectangle" draw:enhanced-path="M 0 0 L 21600 0 21600 21600 0 21600 0 0 Z N"/>
                  </draw:custom-shape>
                  <draw:connector draw:style-name="gr40" draw:text-style-name="P1" xml:id="id15" draw:id="id15" draw:layer="layout" draw:type="line" svg:x1="24.607cm" svg:y1="16.793cm" svg:x2="23.713cm" svg:y2="17.938cm" draw:start-shape="id14" draw:start-glue-point="2" svg:d="M24607 16793l-894 1145" svg:viewBox="0 0 895 1146">
                    <text:p/>
                  </draw:connector>
                  <draw:connector draw:style-name="gr41" draw:text-style-name="P1" draw:layer="layout" draw:type="line" svg:x1="23.713cm" svg:y1="17.938cm" svg:x2="24.64cm" svg:y2="17.938cm" draw:start-shape="id15" draw:start-glue-point="3" svg:d="M23713 17938h927" svg:viewBox="0 0 928 1">
                    <text:p/>
                  </draw:connector>
                  <draw:connector draw:style-name="gr42" draw:text-style-name="P1" draw:layer="layout" draw:type="line" svg:x1="23.713cm" svg:y1="17.938cm" svg:x2="23.703cm" svg:y2="16.599cm" draw:start-shape="id15" draw:start-glue-point="3" svg:d="M23713 17938l-10-1339" svg:viewBox="0 0 11 1340">
                    <text:p/>
                  </draw:connector>
                  <draw:path draw:style-name="gr10" draw:text-style-name="P1" draw:layer="layout" svg:width="0.385cm" svg:height="0.288cm" draw:transform="rotate (-0.469493568786475) translate (24.0654642607176cm 17.5054832762055cm)" svg:viewBox="0 0 386 289" svg:d="M0 8c117-24 291 1 327 140l40 103 19 38">
                    <text:p/>
                  </draw:path>
                  <draw:custom-shape draw:style-name="gr33" draw:text-style-name="P1" draw:layer="layout" svg:width="0.254cm" svg:height="0.254cm" draw:transform="rotate (-0.558505360638186) translate (24.58cm 16.76cm)">
                    <text:p/>
                    <draw:enhanced-geometry svg:viewBox="0 0 21600 21600" draw:type="rectangle" draw:enhanced-path="M 0 0 L 21600 0 21600 21600 0 21600 0 0 Z N"/>
                  </draw:custom-shape>
                </draw:g>
              </draw:g>
            </draw:g>
            <draw:frame draw:style-name="gr43" draw:text-style-name="P6" draw:layer="layout" svg:width="6.912cm" svg:height="1.812cm" svg:x="19.77cm" svg:y="18.396cm">
              <draw:text-box>
                <text:p text:style-name="P1"><text:span text:style-name="T2">Geometry fixes B</text:span><text:span text:style-name="T9">y</text:span><text:span text:style-name="T2"> : </text:span><text:span text:style-name="T10">B</text:span><text:span text:style-name="T11">r</text:span><text:span text:style-name="T2"> </text:span></text:p>
                <text:p text:style-name="P1"><text:span text:style-name="T1">reproduce</text:span><text:span text:style-name="T2"> </text:span><text:span text:style-name="T12">error</text:span><text:span text:style-name="T2"> by reproducing </text:span><text:span text:style-name="T13">signal</text:span></text:p>
              </draw:text-box>
            </draw:frame>
          </draw:g>
        </draw:g>
        <draw:frame draw:style-name="gr44" draw:text-style-name="P1" xml:id="id9" draw:id="id9" draw:layer="layout" svg:width="2.248cm" svg:height="0.948cm" svg:x="13.354cm" svg:y="10.936cm">
          <text:p/>
          <draw:object xlink:href="./Object 14" xlink:type="simple" xlink:show="embed" xlink:actuate="onLoad"/>
          <draw:image xlink:href="./ObjectReplacements/Object 14" xlink:type="simple" xlink:show="embed" xlink:actuate="onLoad"/>
        </draw:frame>
        <draw:frame draw:style-name="gr45" draw:text-style-name="P2" draw:layer="layout" svg:width="2.085cm" svg:height="0.725cm" svg:x="13.436cm" svg:y="10.29cm">
          <draw:text-box>
            <text:p><text:span text:style-name="T2">solenoid</text:span></text:p>
          </draw:text-box>
        </draw:frame>
        <draw:frame draw:style-name="gr46" draw:text-style-name="P7" xml:id="id18" draw:id="id18" draw:layer="layout" svg:width="1.67cm" svg:height="1.115cm" svg:x="9.626cm" svg:y="12.956cm">
          <draw:text-box>
            <text:p text:style-name="P7"><text:span text:style-name="T14">fading</text:span><text:span text:style-name="T15"> effect</text:span></text:p>
          </draw:text-box>
        </draw:frame>
        <draw:connector draw:style-name="gr47" draw:text-style-name="P1" draw:layer="layout" draw:type="curve" svg:x1="13.354cm" svg:y1="11.41cm" svg:x2="11.496cm" svg:y2="14.391cm" draw:start-shape="id9" draw:start-glue-point="3" draw:end-shape="id16" draw:end-glue-point="0" svg:d="M13354 11410c-1239 0-1858 993-1858 2981" svg:viewBox="0 0 1859 2982">
          <text:p/>
        </draw:connector>
        <draw:frame draw:style-name="gr48" draw:text-style-name="P8" xml:id="id8" draw:id="id8" draw:layer="layout" svg:width="4.601cm" svg:height="1.725cm" svg:x="14.878cm" svg:y="12.719cm">
          <draw:text-box>
            <text:p text:style-name="P1"><text:span text:style-name="T6">Calibration</text:span></text:p>
            <text:p text:style-name="P1"><text:span text:style-name="T8">in the </text:span><text:span text:style-name="T16">rs</text:span><text:span text:style-name="T17"> plane</text:span></text:p>
          </draw:text-box>
        </draw:frame>
        <draw:frame draw:style-name="gr49" draw:text-style-name="P5" xml:id="id17" draw:id="id17" draw:layer="layout" svg:width="5.841cm" svg:height="1.014cm" svg:x="3.611cm" svg:y="14.095cm">
          <draw:text-box>
            <text:p><text:span text:style-name="T6">Cross-correlation</text:span></text:p>
          </draw:text-box>
        </draw:frame>
        <draw:g>
          <draw:line draw:style-name="gr50" draw:text-style-name="P1" draw:layer="layout" svg:x1="3.24cm" svg:y1="17.651cm" svg:x2="4.261cm" svg:y2="19.238cm">
            <text:p/>
          </draw:line>
          <draw:g>
            <draw:line draw:style-name="gr51" draw:text-style-name="P1" draw:layer="layout" svg:x1="3.24cm" svg:y1="17.626cm" svg:x2="5.526cm" svg:y2="16.356cm">
              <text:p/>
            </draw:line>
            <draw:line draw:style-name="gr19" draw:text-style-name="P1" draw:layer="layout" svg:x1="3.221cm" svg:y1="17.651cm" svg:x2="5.78cm" svg:y2="17.124cm">
              <text:p/>
            </draw:line>
            <draw:g>
              <draw:line draw:style-name="gr52" draw:text-style-name="P1" draw:layer="layout" svg:x1="4.261cm" svg:y1="19.201cm" svg:x2="5.018cm" svg:y2="20.217cm">
                <text:p/>
              </draw:line>
              <draw:frame draw:style-name="gr12" draw:text-style-name="P1" draw:layer="layout" svg:width="1.27cm" svg:height="1.016cm" svg:x="4.51cm" svg:y="15.34cm">
                <text:p/>
                <draw:object xlink:href="./Object 16" xlink:type="simple" xlink:show="embed" xlink:actuate="onLoad"/>
                <draw:image xlink:href="./ObjectReplacements/Object 16" xlink:type="simple" xlink:show="embed" xlink:actuate="onLoad"/>
              </draw:frame>
              <draw:frame draw:style-name="gr12" draw:text-style-name="P1" draw:layer="layout" svg:width="1.498cm" svg:height="0.87cm" svg:x="3.774cm" svg:y="18.134cm">
                <text:p/>
                <draw:object xlink:href="./Object 17" xlink:type="simple" xlink:show="embed" xlink:actuate="onLoad"/>
                <draw:image xlink:href="./ObjectReplacements/Object 17" xlink:type="simple" xlink:show="embed" xlink:actuate="onLoad"/>
              </draw:frame>
              <draw:frame draw:style-name="gr12" draw:text-style-name="P1" draw:layer="layout" svg:width="1.281cm" svg:height="0.916cm" svg:x="5.007cm" svg:y="19.658cm">
                <text:p/>
                <draw:object xlink:href="./Object 18" xlink:type="simple" xlink:show="embed" xlink:actuate="onLoad"/>
                <draw:image xlink:href="./ObjectReplacements/Object 18" xlink:type="simple" xlink:show="embed" xlink:actuate="onLoad"/>
              </draw:frame>
              <draw:frame draw:style-name="gr12" draw:text-style-name="P1" draw:layer="layout" svg:width="1.365cm" svg:height="1.27cm" svg:x="2.732cm" svg:y="18.896cm">
                <text:p/>
                <draw:object xlink:href="./Object 19" xlink:type="simple" xlink:show="embed" xlink:actuate="onLoad"/>
                <draw:image xlink:href="./ObjectReplacements/Object 19" xlink:type="simple" xlink:show="embed" xlink:actuate="onLoad"/>
              </draw:frame>
              <draw:line draw:style-name="gr19" draw:text-style-name="P1" draw:layer="layout" svg:x1="3.24cm" svg:y1="17.626cm" svg:x2="3.24cm" svg:y2="16.356cm">
                <text:p/>
              </draw:line>
              <draw:frame draw:style-name="gr12" draw:text-style-name="P1" draw:layer="layout" svg:width="1.524cm" svg:height="1.27cm" svg:x="1.762cm" svg:y="15.594cm">
                <text:p/>
                <draw:object xlink:href="./Object 20" xlink:type="simple" xlink:show="embed" xlink:actuate="onLoad"/>
                <draw:image xlink:href="./ObjectReplacements/Object 20" xlink:type="simple" xlink:show="embed" xlink:actuate="onLoad"/>
              </draw:frame>
              <draw:frame draw:style-name="gr12" draw:text-style-name="P1" draw:layer="layout" svg:width="1.524cm" svg:height="1.223cm" svg:x="5.58cm" svg:y="16.865cm">
                <text:p/>
                <draw:object xlink:href="./Object 21" xlink:type="simple" xlink:show="embed" xlink:actuate="onLoad"/>
                <draw:image xlink:href="./ObjectReplacements/Object 21" xlink:type="simple" xlink:show="embed" xlink:actuate="onLoad"/>
              </draw:frame>
            </draw:g>
          </draw:g>
        </draw:g>
        <draw:frame draw:style-name="gr53" draw:text-style-name="P9" draw:layer="layout" svg:width="2.822cm" svg:height="0.806cm" svg:x="1.17cm" svg:y="12.192cm">
          <draw:text-box>
            <text:p><text:span text:style-name="T18">30 rad/sec</text:span></text:p>
          </draw:text-box>
        </draw:frame>
        <draw:connector draw:style-name="gr54" draw:text-style-name="P1" draw:layer="layout" svg:x1="13.778cm" svg:y1="9.514cm" svg:x2="17.178cm" svg:y2="12.719cm" draw:start-shape="id5" draw:start-glue-point="1" draw:end-shape="id8" draw:end-glue-point="0" svg:d="M13778 9514h3400v3205" svg:viewBox="0 0 3401 3206">
          <text:p/>
        </draw:connector>
        <draw:connector draw:style-name="gr55" draw:text-style-name="P1" draw:layer="layout" svg:x1="11.82cm" svg:y1="8.123cm" svg:x2="11.824cm" svg:y2="8.968cm" draw:start-shape="id6" draw:start-glue-point="2" draw:end-shape="id5" draw:end-glue-point="0" svg:d="M11820 8123v436h4v409" svg:viewBox="0 0 5 846">
          <text:p/>
        </draw:connector>
        <draw:connector draw:style-name="gr56" draw:text-style-name="P1" draw:layer="layout" svg:x1="6.531cm" svg:y1="14.095cm" svg:x2="9.626cm" svg:y2="13.513cm" draw:start-shape="id17" draw:start-glue-point="0" draw:end-shape="id18" draw:end-glue-point="3" svg:d="M6531 14095v-582h3095" svg:viewBox="0 0 3096 583">
          <text:p/>
        </draw:connector>
        <presentation:notes draw:style-name="dp2">
          <draw:page-thumbnail draw:style-name="gr5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hort_20_line_20_Arrow" draw:display-name="Short line Arrow" svg:viewBox="0 0 3000 3000" svg:d="M1500 0l1500 2789v211h-114l-1286-2392v2392h-200v-2392l-1286 2392h-114v-211z"/>
    <draw:marker draw:name="Small_20_Arrow" draw:display-name="Small Arrow" svg:viewBox="0 0 1321 3493" svg:d="M1321 3493h-1321l661-3493z"/>
    <draw:marker draw:name="Triangle_20_unfilled" draw:display-name="Triangle unfilled" svg:viewBox="0 0 3000 3000" svg:d="M1500 0l1500 3000h-3000zM1500 447l-1176 2353h2353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Aksentyev</meta:initial-creator>
    <meta:creation-date>2017-05-31T12:13:03.458184769</meta:creation-date>
    <dc:date>2017-06-01T17:03:07.047153550</dc:date>
    <dc:creator>Alex Aksentyev</dc:creator>
    <meta:editing-duration>PT3H7M52S</meta:editing-duration>
    <meta:editing-cycles>51</meta:editing-cycles>
    <meta:generator>LibreOffice/4.3.3.2$Linux_X86_64 LibreOffice_project/430m0$Build-2</meta:generator>
    <meta:document-statistic meta:object-count="160"/>
  </office:meta>
</office:document-meta>
</file>

<file path=Object 1/content.xml><?xml version="1.0" encoding="utf-8"?>
<math xmlns="http://www.w3.org/1998/Math/MathML" display="block">
  <semantics>
    <mrow>
      <mover accent="true">
        <mi mathvariant="normal">Ω</mi>
        <mo stretchy="false">⃗</mo>
      </mover>
      <mo stretchy="false">=</mo>
      <mrow>
        <msub>
          <mover accent="true">
            <mi mathvariant="normal">Ω</mi>
            <mo stretchy="false">⃗</mo>
          </mover>
          <mi mathvariant="italic">EDM</mi>
        </msub>
        <mo stretchy="false">+</mo>
        <msub>
          <mover accent="true">
            <mi mathvariant="normal">Ω</mi>
            <mo stretchy="false">⃗</mo>
          </mover>
          <mi mathvariant="italic">MDM</mi>
        </msub>
      </mrow>
    </mrow>
    <annotation encoding="StarMath 5.0">{vec %OMEGA} = {vec %OMEGA}_{ EDM } + {vec %OMEGA}_{ MDM } </annotation>
  </semantics>
</math>
</file>

<file path=Object 10/content.xml><?xml version="1.0" encoding="utf-8"?>
<math xmlns="http://www.w3.org/1998/Math/MathML" display="block">
  <semantics>
    <msubsup>
      <mi mathvariant="normal">Ω</mi>
      <mi mathvariant="italic">MDM</mi>
      <mrow>
        <mi mathvariant="italic">CW</mi>
        <mo stretchy="false">/</mo>
        <mi mathvariant="italic">CCW</mi>
      </mrow>
    </msubsup>
    <annotation encoding="StarMath 5.0">%OMEGA^{ CW/CCW }_{ MDM }</annotation>
  </semantics>
</math>
</file>

<file path=Object 11/content.xml><?xml version="1.0" encoding="utf-8"?>
<math xmlns="http://www.w3.org/1998/Math/MathML" display="block">
  <semantics>
    <mrow>
      <msubsup>
        <mi mathvariant="normal">γ</mi>
        <mi mathvariant="italic">eff</mi>
        <mi mathvariant="italic">CW</mi>
      </msubsup>
      <mo stretchy="false">≈</mo>
      <msubsup>
        <mi mathvariant="normal">γ</mi>
        <mi mathvariant="italic">eff</mi>
        <mi mathvariant="italic">CCW</mi>
      </msubsup>
    </mrow>
    <annotation encoding="StarMath 5.0">%gamma_{ eff }^{ CW }  approx %gamma_{ eff }^{ CCW }</annotation>
  </semantics>
</math>
</file>

<file path=Object 12/content.xml><?xml version="1.0" encoding="utf-8"?>
<math xmlns="http://www.w3.org/1998/Math/MathML" display="block">
  <semantics>
    <msub>
      <mi>B</mi>
      <mi>y</mi>
    </msub>
    <annotation encoding="StarMath 5.0">B_y</annotation>
  </semantics>
</math>
</file>

<file path=Object 13/content.xml><?xml version="1.0" encoding="utf-8"?>
<math xmlns="http://www.w3.org/1998/Math/MathML" display="block">
  <semantics>
    <mrow>
      <msub>
        <mi mathvariant="normal">Ω</mi>
        <mi mathvariant="italic">rs</mi>
      </msub>
      <mrow>
        <mo fence="true" stretchy="false">(</mo>
        <mrow>
          <msub>
            <mi mathvariant="normal">γ</mi>
            <mi mathvariant="italic">eff</mi>
          </msub>
        </mrow>
        <mo fence="true" stretchy="false">)</mo>
      </mrow>
    </mrow>
    <annotation encoding="StarMath 5.0">%OMEGA_{ rs }( %gamma_{eff} )</annotation>
  </semantics>
</math>
</file>

<file path=Object 14/content.xml><?xml version="1.0" encoding="utf-8"?>
<math xmlns="http://www.w3.org/1998/Math/MathML" display="block">
  <semantics>
    <mrow>
      <msub>
        <mi mathvariant="normal">Ω</mi>
        <mi>y</mi>
      </msub>
      <mo stretchy="false">≈</mo>
      <mn>0</mn>
    </mrow>
    <annotation encoding="StarMath 5.0">%OMEGA_y approx 0</annotation>
  </semantics>
</math>
</file>

<file path=Object 15/content.xml><?xml version="1.0" encoding="utf-8"?>
<math xmlns="http://www.w3.org/1998/Math/MathML" display="block">
  <semantics>
    <msub>
      <mi mathvariant="normal">Ω</mi>
      <mi mathvariant="italic">EDM</mi>
    </msub>
    <annotation encoding="StarMath 5.0">%OMEGA_{ EDM }</annotation>
  </semantics>
</math>
</file>

<file path=Object 16/content.xml><?xml version="1.0" encoding="utf-8"?>
<math xmlns="http://www.w3.org/1998/Math/MathML" display="block">
  <semantics>
    <mover accent="true">
      <mi mathvariant="normal">Ω</mi>
      <mo stretchy="false">⃗</mo>
    </mover>
    <annotation encoding="StarMath 5.0">vec%OMEGA</annotation>
  </semantics>
</math>
</file>

<file path=Object 17/content.xml><?xml version="1.0" encoding="utf-8"?>
<math xmlns="http://www.w3.org/1998/Math/MathML" display="block">
  <semantics>
    <msub>
      <mover accent="true">
        <mi mathvariant="normal">Ω</mi>
        <mo stretchy="false">⃗</mo>
      </mover>
      <mi mathvariant="italic">MDM</mi>
    </msub>
    <annotation encoding="StarMath 5.0">{vec%OMEGA}_{ MDM }</annotation>
  </semantics>
</math>
</file>

<file path=Object 18/content.xml><?xml version="1.0" encoding="utf-8"?>
<math xmlns="http://www.w3.org/1998/Math/MathML" display="block">
  <semantics>
    <msub>
      <mover accent="true">
        <mi mathvariant="normal">Ω</mi>
        <mo stretchy="false">⃗</mo>
      </mover>
      <mi mathvariant="italic">EDM</mi>
    </msub>
    <annotation encoding="StarMath 5.0">{ vec%OMEGA }_{EDM}</annotation>
  </semantics>
</math>
</file>

<file path=Object 19/content.xml><?xml version="1.0" encoding="utf-8"?>
<math xmlns="http://www.w3.org/1998/Math/MathML" display="block">
  <semantics>
    <msub>
      <mover accent="true">
        <mi mathvariant="normal">Ω</mi>
        <mo stretchy="false">⃗</mo>
      </mover>
      <mi>r</mi>
    </msub>
    <annotation encoding="StarMath 5.0">{ vec%OMEGA }_r</annotation>
  </semantics>
</math>
</file>

<file path=Object 2/content.xml><?xml version="1.0" encoding="utf-8"?>
<math xmlns="http://www.w3.org/1998/Math/MathML" display="block">
  <semantics>
    <mrow>
      <msub>
        <mover accent="true">
          <mi mathvariant="normal">Ω</mi>
          <mo stretchy="false">⃗</mo>
        </mover>
        <mi mathvariant="italic">MDM</mi>
      </msub>
      <mo stretchy="false">=</mo>
      <mrow>
        <munder>
          <munder>
            <mrow>
              <msub>
                <mi>a</mi>
                <mn>0</mn>
              </msub>
              <mrow>
                <mo fence="true" stretchy="false">(</mo>
                <mrow>
                  <mrow>
                    <mi mathvariant="normal">γ</mi>
                    <mi>G</mi>
                  </mrow>
                </mrow>
                <mo fence="true" stretchy="false">)</mo>
              </mrow>
              <mover accent="true">
                <mi>B</mi>
                <mo stretchy="false">⃗</mo>
              </mover>
            </mrow>
            <mo stretchy="true">⏟</mo>
          </munder>
          <msubsup>
            <mover accent="true">
              <mi mathvariant="normal">Ω</mi>
              <mo stretchy="false">⃗</mo>
            </mover>
            <mi mathvariant="italic">MDM</mi>
            <mi>B</mi>
          </msubsup>
        </munder>
        <mo stretchy="false">−</mo>
        <munder>
          <munder>
            <mrow>
              <msub>
                <mi>a</mi>
                <mn>1</mn>
              </msub>
              <mrow>
                <mo fence="true" stretchy="false">(</mo>
                <mrow>
                  <mrow>
                    <mi mathvariant="normal">γ</mi>
                    <mi>G</mi>
                  </mrow>
                </mrow>
                <mo fence="true" stretchy="false">)</mo>
              </mrow>
              <mrow>
                <mover accent="true">
                  <mi mathvariant="normal">β</mi>
                  <mo stretchy="false">⃗</mo>
                </mover>
                <mo stretchy="false">×</mo>
                <mover accent="true">
                  <mi>E</mi>
                  <mo stretchy="false">⃗</mo>
                </mover>
              </mrow>
            </mrow>
            <mo stretchy="true">⏟</mo>
          </munder>
          <msubsup>
            <mover accent="true">
              <mi mathvariant="normal">Ω</mi>
              <mo stretchy="false">⃗</mo>
            </mover>
            <mi mathvariant="italic">MDM</mi>
            <mi>E</mi>
          </msubsup>
        </munder>
      </mrow>
    </mrow>
    <annotation encoding="StarMath 5.0">{ vec %OMEGA }_{ MDM } = {a_0(%gamma G) vec B} underbrace {{vec %OMEGA}_{MDM}^B} - {a_1( %gamma G )vec%beta times vec E} underbrace { {vec %OMEGA}_{MDM}^E }</annotation>
  </semantics>
</math>
</file>

<file path=Object 20/content.xml><?xml version="1.0" encoding="utf-8"?>
<math xmlns="http://www.w3.org/1998/Math/MathML" display="block">
  <semantics>
    <msub>
      <mover accent="true">
        <mi mathvariant="normal">Ω</mi>
        <mo stretchy="false">⃗</mo>
      </mover>
      <mi>y</mi>
    </msub>
    <annotation encoding="StarMath 5.0">{vec%OMEGA}_y</annotation>
  </semantics>
</math>
</file>

<file path=Object 21/content.xml><?xml version="1.0" encoding="utf-8"?>
<math xmlns="http://www.w3.org/1998/Math/MathML" display="block">
  <semantics>
    <msub>
      <mover accent="true">
        <mi mathvariant="normal">Ω</mi>
        <mo stretchy="false">⃗</mo>
      </mover>
      <mi>s</mi>
    </msub>
    <annotation encoding="StarMath 5.0">{ vec%OMEGA }_s</annotation>
  </semantics>
</math>
</file>

<file path=Object 3/content.xml><?xml version="1.0" encoding="utf-8"?>
<math xmlns="http://www.w3.org/1998/Math/MathML" display="block">
  <semantics>
    <mrow>
      <msub>
        <mover accent="true">
          <mi mathvariant="normal">Ω</mi>
          <mo stretchy="false">⃗</mo>
        </mover>
        <mi mathvariant="italic">EDM</mi>
      </msub>
      <mo stretchy="false">=</mo>
      <mrow>
        <munder>
          <munder>
            <mrow>
              <msub>
                <mi>b</mi>
                <mn>0</mn>
              </msub>
              <mrow>
                <mover accent="true">
                  <mi mathvariant="normal">β</mi>
                  <mo stretchy="false">⃗</mo>
                </mover>
                <mo stretchy="false">×</mo>
                <mover accent="true">
                  <mi>B</mi>
                  <mo stretchy="false">⃗</mo>
                </mover>
              </mrow>
            </mrow>
            <mo stretchy="true">⏟</mo>
          </munder>
          <msubsup>
            <mover accent="true">
              <mi mathvariant="normal">Ω</mi>
              <mo stretchy="false">⃗</mo>
            </mover>
            <mi mathvariant="italic">EDM</mi>
            <mi>B</mi>
          </msubsup>
        </munder>
        <mo stretchy="false">+</mo>
        <munder>
          <munder>
            <mrow>
              <msub>
                <mi>b</mi>
                <mn>1</mn>
              </msub>
              <mover accent="true">
                <mi>E</mi>
                <mo stretchy="false">⃗</mo>
              </mover>
            </mrow>
            <mo stretchy="true">⏟</mo>
          </munder>
          <msubsup>
            <mover accent="true">
              <mi mathvariant="normal">Ω</mi>
              <mo stretchy="false">⃗</mo>
            </mover>
            <mi mathvariant="italic">EDM</mi>
            <mi>E</mi>
          </msubsup>
        </munder>
      </mrow>
    </mrow>
    <annotation encoding="StarMath 5.0">{vec %OMEGA}_{ EDM } = {b_0 vec %beta times vec B} underbrace {{vec %OMEGA}_{EDM}^B} + {b_1 vec E} underbrace { {vec %OMEGA}_{EDM}^E }</annotation>
  </semantics>
</math>
</file>

<file path=Object 4/content.xml><?xml version="1.0" encoding="utf-8"?>
<math xmlns="http://www.w3.org/1998/Math/MathML" display="block">
  <semantics>
    <msubsup>
      <mover accent="true">
        <mi mathvariant="normal">Ω</mi>
        <mo stretchy="false">⃗</mo>
      </mover>
      <mi mathvariant="italic">MDM</mi>
      <msub>
        <mi>B</mi>
        <mn>0</mn>
      </msub>
    </msubsup>
    <annotation encoding="StarMath 5.0">{ vec%OMEGA }_{ MDM }^{ B_0 }
</annotation>
  </semantics>
</math>
</file>

<file path=Object 5/content.xml><?xml version="1.0" encoding="utf-8"?>
<math xmlns="http://www.w3.org/1998/Math/MathML" display="block">
  <semantics>
    <msubsup>
      <mover accent="true">
        <mi mathvariant="normal">Ω</mi>
        <mo stretchy="false">⃗</mo>
      </mover>
      <mi mathvariant="italic">MDM</mi>
      <msub>
        <mi>E</mi>
        <mn>0</mn>
      </msub>
    </msubsup>
    <annotation encoding="StarMath 5.0">{ vec%OMEGA }_{ MDM }^{ E_0 }</annotation>
  </semantics>
</math>
</file>

<file path=Object 6/content.xml><?xml version="1.0" encoding="utf-8"?>
<math xmlns="http://www.w3.org/1998/Math/MathML" display="block">
  <semantics>
    <msubsup>
      <mover accent="true">
        <mi mathvariant="normal">Ω</mi>
        <mo stretchy="false">⃗</mo>
      </mover>
      <mi mathvariant="italic">EDM</mi>
      <msub>
        <mi>B</mi>
        <mn>0</mn>
      </msub>
    </msubsup>
    <annotation encoding="StarMath 5.0">{ vec %OMEGA }_{ EDM }^{ B_0 }</annotation>
  </semantics>
</math>
</file>

<file path=Object 7/content.xml><?xml version="1.0" encoding="utf-8"?>
<math xmlns="http://www.w3.org/1998/Math/MathML" display="block">
  <semantics>
    <msubsup>
      <mover accent="true">
        <mi mathvariant="normal">Ω</mi>
        <mo stretchy="false">⃗</mo>
      </mover>
      <mi mathvariant="italic">EDM</mi>
      <msub>
        <mi>E</mi>
        <mn>0</mn>
      </msub>
    </msubsup>
    <annotation encoding="StarMath 5.0">{ vec %OMEGA }_{ EDM }^{ E_0 }</annotation>
  </semantics>
</math>
</file>

<file path=Object 8/content.xml><?xml version="1.0" encoding="utf-8"?>
<math xmlns="http://www.w3.org/1998/Math/MathML" display="block">
  <semantics>
    <mrow>
      <msub>
        <mover accent="true">
          <mi mathvariant="normal">Ω</mi>
          <mo stretchy="false">^</mo>
        </mover>
        <mi mathvariant="italic">EDM</mi>
      </msub>
      <mo stretchy="false">=</mo>
      <mrow>
        <mfrac>
          <mrow>
            <msup>
              <mover accent="true">
                <mi mathvariant="normal">Ω</mi>
                <mo stretchy="false">^</mo>
              </mover>
              <mi mathvariant="italic">CW</mi>
            </msup>
            <mo stretchy="false">+</mo>
            <msup>
              <mover accent="true">
                <mi mathvariant="normal">Ω</mi>
                <mo stretchy="false">^</mo>
              </mover>
              <mi mathvariant="italic">CCW</mi>
            </msup>
          </mrow>
          <mn>2</mn>
        </mfrac>
        <mo stretchy="false">+</mo>
        <mfrac>
          <mrow>
            <msubsup>
              <mi mathvariant="normal">Ω</mi>
              <mi mathvariant="italic">MDM</mi>
              <mi mathvariant="italic">CW</mi>
            </msubsup>
            <mo stretchy="false">−</mo>
            <msubsup>
              <mi mathvariant="normal">Ω</mi>
              <mi mathvariant="italic">MDM</mi>
              <mi mathvariant="italic">CCW</mi>
            </msubsup>
          </mrow>
          <mn>2</mn>
        </mfrac>
      </mrow>
    </mrow>
    <annotation encoding="StarMath 5.0">{hat %OMEGA}_{ EDM } = {{hat%OMEGA}^{ CW } + {hat%OMEGA}^{ CCW }} over 2 + { %OMEGA^{CW}_{MDM} -%OMEGA^{CCW}_{MDM} } over 2</annotation>
  </semantics>
</math>
</file>

<file path=Object 9/content.xml><?xml version="1.0" encoding="utf-8"?>
<math xmlns="http://www.w3.org/1998/Math/MathML" display="block">
  <semantics>
    <msup>
      <mover accent="true">
        <mi mathvariant="normal">Ω</mi>
        <mo stretchy="false">^</mo>
      </mover>
      <mrow>
        <mi mathvariant="italic">CW</mi>
        <mo stretchy="false">/</mo>
        <mi mathvariant="italic">CCW</mi>
      </mrow>
    </msup>
    <annotation encoding="StarMath 5.0">{hat%OMEGA}^{ CW/CCW }</annotation>
  </semantics>
</math>
</file>